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9.962cm" svg:y="1.859cm">
            <draw:object draw:notify-on-update-of-ranges="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of elements</text:p>
          </table:table-cell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05" calcext:value-type="float">
            <text:p>15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41" calcext:value-type="float">
            <text:p>24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11:00:13.948750522</meta:creation-date>
    <dc:date>2023-01-13T11:02:28.126699033</dc:date>
    <meta:editing-duration>PT2M14S</meta:editing-duration>
    <meta:editing-cycles>1</meta:editing-cycles>
    <meta:document-statistic meta:table-count="1" meta:cell-count="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04cm" svg:y="4.204cm" style:legend-expansion="high" chart:style-name="ch2"/>
        <chart:plot-area chart:style-name="ch3" table:cell-range-address="Sheet1.B1:Sheet1.B6" chart:data-source-has-labels="row" svg:x="0.319cm" svg:y="0.18cm" svg:width="12.402cm" svg:height="8.646cm">
          <chartooo:coordinate-region svg:x="0.94cm" svg:y="0.379cm" svg:width="11.68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7">
                <text:p>6.77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41">
                <text:p>24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